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Ming CN" svg:font-family="'AR PL UMing CN'"/>
    <style:font-face style:name="DejaVu Sans Mono" svg:font-family="'DejaVu Sans Mono'"/>
    <style:font-face style:name="Lohit Devanagari1" svg:font-family="'Lohit Devanagari'"/>
    <style:font-face style:name="VL Pゴシック1" svg:font-family="'VL Pゴシック'"/>
    <style:font-face style:name="Liberation Mono" svg:font-family="'Liberation Mono'" style:font-family-generic="modern" style:font-pitch="fixed"/>
    <style:font-face style:name="VL ゴシック" svg:font-family="'VL ゴシック'"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automatic-styles>
    <style:style style:name="P1" style:family="paragraph" style:parent-style-name="Preformatted_20_Text">
      <style:paragraph-properties fo:margin-top="0cm" fo:margin-bottom="0.499cm" loext:contextual-spacing="false"/>
      <style:text-properties fo:color="#a9b7c6"/>
    </style:style>
    <style:style style:name="P2" style:family="paragraph" style:parent-style-name="Preformatted_20_Text">
      <style:text-properties fo:color="#a9b7c6"/>
    </style:style>
    <style:style style:name="P3" style:family="paragraph" style:parent-style-name="Preformatted_20_Text">
      <style:text-properties fo:color="#a9b7c6" style:font-name="DejaVu Sans Mono" fo:font-size="9.39999961853027pt"/>
    </style:style>
    <style:style style:name="T1" style:family="text">
      <style:text-properties fo:color="#cc7832"/>
    </style:style>
    <style:style style:name="T2" style:family="text">
      <style:text-properties fo:color="#cc7832" fo:font-weight="bold"/>
    </style:style>
    <style:style style:name="T3" style:family="text">
      <style:text-properties fo:color="#cc7832" style:font-name="DejaVu Sans Mono" fo:font-size="9.39999961853027pt"/>
    </style:style>
    <style:style style:name="T4" style:family="text">
      <style:text-properties fo:color="#cc7832" style:font-name="DejaVu Sans Mono" fo:font-size="9.39999961853027pt" fo:font-weight="bold"/>
    </style:style>
    <style:style style:name="T5" style:family="text">
      <style:text-properties style:font-name="DejaVu Sans Mono" fo:font-size="9.39999961853027pt"/>
    </style:style>
    <style:style style:name="T6" style:family="text">
      <style:text-properties fo:color="#9876aa" style:font-name="DejaVu Sans Mono" fo:font-size="9.39999961853027pt"/>
    </style:style>
    <style:style style:name="T7" style:family="text">
      <style:text-properties fo:color="#9876aa" style:font-name="DejaVu Sans Mono" fo:font-size="9.39999961853027pt" fo:font-weight="bold"/>
    </style:style>
    <style:style style:name="T8" style:family="text">
      <style:text-properties fo:color="#6897bb" style:font-name="DejaVu Sans Mono" fo:font-size="9.39999961853027pt"/>
    </style:style>
    <style:style style:name="T9" style:family="text">
      <style:text-properties fo:color="#6a8759"/>
    </style:style>
    <style:style style:name="T10" style:family="text">
      <style:text-properties fo:color="#6a8759" style:font-name="DejaVu Sans Mono" fo:font-size="9.39999961853027pt"/>
    </style:style>
    <style:style style:name="T11" style:family="text">
      <style:text-properties fo:color="#6a8759" style:font-name-asian="AR PL UMing CN" style:font-size-asian="9.39999961853027pt"/>
    </style:style>
    <style:style style:name="T12" style:family="text">
      <style:text-properties fo:color="#6a8759" style:font-name-asian="VL Pゴシック1" style:font-size-asian="9.3999996185302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reate table comment</text:span>(</text:p>
      <text:p text:style-name="P2"><text:s text:c="22"/><text:span text:style-name="T6">user_id </text:span><text:span text:style-name="T4">varchar</text:span><text:span text:style-name="T5">(</text:span><text:span text:style-name="T8">32</text:span><text:span text:style-name="T5">)</text:span><text:span text:style-name="T3">,</text:span></text:p>
      <text:p text:style-name="P2"><text:span text:style-name="T1"><text:s text:c="22"/></text:span><text:span text:style-name="T7">text </text:span><text:span text:style-name="T4">varchar</text:span><text:span text:style-name="T5">(</text:span><text:span text:style-name="T8">300</text:span><text:span text:style-name="T5">) </text:span><text:span text:style-name="T4">not null</text:span><text:span text:style-name="T3">,</text:span></text:p>
      <text:p text:style-name="P2"><text:span text:style-name="T1"><text:s text:c="22"/></text:span><text:span text:style-name="T6">posted_at </text:span><text:span text:style-name="T4">timestamp not null</text:span></text:p>
      <text:p text:style-name="P3">)<text:span text:style-name="T1">;</text:span></text:p>
      <text:p text:style-name="P3"><text:span text:style-name="T2">create table </text:span>laboAbout(</text:p>
      <text:p text:style-name="P2"><text:s text:c="24"/><text:span text:style-name="T6">laboId </text:span><text:span text:style-name="T4">varchar</text:span><text:span text:style-name="T5">(</text:span><text:span text:style-name="T8">16</text:span><text:span text:style-name="T5">) </text:span><text:span text:style-name="T4">not null primary key </text:span><text:span text:style-name="T3">,</text:span></text:p>
      <text:p text:style-name="P2"><text:span text:style-name="T1"><text:s text:c="24"/></text:span><text:span text:style-name="T6">laboName </text:span><text:span text:style-name="T4">varchar</text:span><text:span text:style-name="T5">(</text:span><text:span text:style-name="T8">32</text:span><text:span text:style-name="T5">) </text:span><text:span text:style-name="T4">not null </text:span><text:span text:style-name="T3">,</text:span></text:p>
      <text:p text:style-name="P2"><text:span text:style-name="T1"><text:s text:c="24"/></text:span><text:span text:style-name="T6">laboClass </text:span><text:span text:style-name="T4">varchar</text:span><text:span text:style-name="T5">(</text:span><text:span text:style-name="T8">32</text:span><text:span text:style-name="T5">) </text:span><text:span text:style-name="T4">not null </text:span><text:span text:style-name="T3">,</text:span></text:p>
      <text:p text:style-name="P2"><text:span text:style-name="T1"><text:s text:c="24"/></text:span><text:span text:style-name="T6">about </text:span><text:span text:style-name="T4">varchar</text:span><text:span text:style-name="T5">(</text:span><text:span text:style-name="T8">128</text:span><text:span text:style-name="T5">)</text:span><text:span text:style-name="T3">,</text:span></text:p>
      <text:p text:style-name="P2"><text:span text:style-name="T1"><text:s text:c="24"/></text:span><text:span text:style-name="T6">img </text:span><text:span text:style-name="T4">varchar</text:span><text:span text:style-name="T5">(</text:span><text:span text:style-name="T8">64</text:span><text:span text:style-name="T5">)</text:span></text:p>
      <text:p text:style-name="P3">)<text:span text:style-name="T1">;</text:span></text:p>
      <text:p text:style-name="P3"><text:span text:style-name="T2">insert into </text:span>laboAbout</text:p>
      <text:p text:style-name="P2"><text:span text:style-name="T4">values </text:span><text:span text:style-name="T5">(</text:span><text:span text:style-name="T10">'okosi'</text:span><text:span text:style-name="T3">,</text:span><text:span text:style-name="T10">'</text:span><text:span text:style-name="T11">大越研究室</text:span><text:span text:style-name="T10">'</text:span><text:span text:style-name="T3">,</text:span><text:span text:style-name="T10">'A'</text:span><text:span text:style-name="T3">,</text:span><text:span text:style-name="T10">'</text:span><text:span text:style-name="T11">高分子液晶を光学材料として利用する研究をしています。最新のテーマは液晶ディスプレイに使う超高効率の偏光板。事業化をめざして企業との共同研究も行っています。</text:span><text:span text:style-name="T10">'</text:span><text:span text:style-name="T3">,</text:span><text:span text:style-name="T10">'course-teacher-okosi-thumb-105xauto-8.jpg'</text:span><text:span text:style-name="T5">)</text:span><text:span text:style-name="T3">,</text:span></text:p>
      <text:p text:style-name="P2"><text:span text:style-name="T1"><text:s text:c="7"/></text:span><text:span text:style-name="T5">(</text:span><text:span text:style-name="T10">'kawabe'</text:span><text:span text:style-name="T3">,</text:span><text:span text:style-name="T10">'</text:span><text:span text:style-name="T11">川辺研究室</text:span><text:span text:style-name="T10">'</text:span><text:span text:style-name="T3">,</text:span><text:span text:style-name="T10">'A'</text:span><text:span text:style-name="T3">,</text:span><text:span text:style-name="T10">'3</text:span><text:span text:style-name="T11">次元ディスプレイのプラスチック材料とレーザ</text:span><text:span text:style-name="T12">応</text:span><text:span text:style-name="T11">用を研究。立体テレビや動画などもホログラフィでより自然な立体画像になります。国の支援事業にも採</text:span><text:span text:style-name="T12">択</text:span><text:span text:style-name="T11">されました。</text:span><text:span text:style-name="T10">'</text:span><text:span text:style-name="T3">,</text:span><text:span text:style-name="T10">'course-teacher-kawabe-thumb-105xauto-10.jpg'</text:span><text:span text:style-name="T5">)</text:span><text:span text:style-name="T3">,</text:span></text:p>
      <text:p text:style-name="P2"><text:span text:style-name="T1"><text:s text:c="7"/></text:span><text:span text:style-name="T5">(</text:span><text:span text:style-name="T10">'karthaus'</text:span><text:span text:style-name="T3">,</text:span><text:span text:style-name="T10">'</text:span><text:span text:style-name="T11">カートハウス研究室</text:span><text:span text:style-name="T10">'</text:span><text:span text:style-name="T3">,</text:span><text:span text:style-name="T10">'A'</text:span><text:span text:style-name="T3">,</text:span><text:span text:style-name="T10">'</text:span><text:span text:style-name="T11">花粉やクモの糸などの優れた自然材料と人工材料を組み合わせ、ナノサイズの新素材を創出。光学</text:span><text:span text:style-name="T12">顕</text:span><text:span text:style-name="T11">微鏡や電子</text:span><text:span text:style-name="T12">顕</text:span><text:span text:style-name="T11">微鏡などで</text:span><text:span text:style-name="T12">観</text:span><text:span text:style-name="T11">察・評価しながら研究を進めます。</text:span><text:span text:style-name="T10">'</text:span><text:span text:style-name="T3">,</text:span><text:span text:style-name="T10">'course-teacher-karthaus-thumb-105xauto-9.jpg'</text:span><text:span text:style-name="T5">)</text:span><text:span text:style-name="T3">;</text:span></text:p>
      <text:p text:style-name="P3"><text:span text:style-name="T2">insert into </text:span>laboAbout</text:p>
      <text:p text:style-name="P2"><text:span text:style-name="T4">values </text:span><text:span text:style-name="T5">(</text:span><text:span text:style-name="T10">'komatsugawa'</text:span><text:span text:style-name="T3">,</text:span><text:span text:style-name="T10">'</text:span><text:span text:style-name="T11">小松川・山川研究室</text:span><text:span text:style-name="T10">'</text:span><text:span text:style-name="T3">,</text:span><text:span text:style-name="T10">'C'</text:span><text:span text:style-name="T3">,</text:span><text:span text:style-name="T10">'ICT</text:span><text:span text:style-name="T11">スペシャリストの育成、次世代アプリケーションの開発をテーマに、モバイル機器を活用したインテリジェントシステムを企業と共同研究しています。</text:span><text:span text:style-name="T10">'</text:span><text:span text:style-name="T3">,</text:span><text:span text:style-name="T10">'course-teacher-komatsugawa-thumb-105xauto-159.jpg'</text:span><text:span text:style-name="T5">)</text:span><text:span text:style-name="T3">;</text:span></text:p>
      <text:p text:style-name="P3"><text:span text:style-name="T2">insert into </text:span>laboAbout</text:p>
      <text:p text:style-name="P2"><text:span text:style-name="T4">values </text:span><text:span text:style-name="T5">(</text:span><text:span text:style-name="T10">'n-oda'</text:span><text:span text:style-name="T3">,</text:span><text:span text:style-name="T10">'</text:span><text:span text:style-name="T11">小田研究室</text:span><text:span text:style-name="T10">'</text:span><text:span text:style-name="T3">,</text:span><text:span text:style-name="T10">'B'</text:span><text:span text:style-name="T3">,</text:span><text:span text:style-name="T10">'</text:span><text:span text:style-name="T11">二足</text:span><text:span text:style-name="T12">歩</text:span><text:span text:style-name="T11">行ロボットや、ロボット車椅子などの各種ロボットを研究し、人間生活支援に求められるロボットのモーション制御技術や人・環境のセンシング技術を深めます。</text:span><text:span text:style-name="T10">'</text:span><text:span text:style-name="T3">,</text:span><text:span text:style-name="T10">'course-teacher-n-oda-thumb-105xauto-21.jpg'</text:span><text:span text:style-name="T5">)</text:span><text:span text:style-name="T3">;</text:span></text:p>
      <text:p text:style-name="P3"><text:span text:style-name="T2">create table </text:span>laboMember(</text:p>
      <text:p text:style-name="P2"><text:s text:c="25"/><text:span text:style-name="T6">laboId </text:span><text:span text:style-name="T4">varchar</text:span><text:span text:style-name="T5">(</text:span><text:span text:style-name="T8">16</text:span><text:span text:style-name="T5">) </text:span><text:span text:style-name="T4">not null</text:span><text:span text:style-name="T3">,</text:span></text:p>
      <text:p text:style-name="P2"><text:span text:style-name="T1"><text:s text:c="25"/></text:span><text:span text:style-name="T6">studentId </text:span><text:span text:style-name="T4">varchar</text:span><text:span text:style-name="T5">(</text:span><text:span text:style-name="T8">16</text:span><text:span text:style-name="T5">) </text:span><text:span text:style-name="T4">not null primary key</text:span><text:span text:style-name="T3">,</text:span></text:p>
      <text:p text:style-name="P2"><text:span text:style-name="T1"><text:s text:c="25"/></text:span><text:span text:style-name="T6">name </text:span><text:span text:style-name="T4">varchar</text:span><text:span text:style-name="T5">(</text:span><text:span text:style-name="T8">32</text:span><text:span text:style-name="T5">) </text:span><text:span text:style-name="T4">not null</text:span></text:p>
      <text:p text:style-name="P3">)<text:span text:style-name="T1">;</text:span></text:p>
      <text:p text:style-name="P3"><text:span text:style-name="T2">insert into </text:span>laboMember</text:p>
      <text:p text:style-name="P2"><text:span text:style-name="T4">values </text:span><text:span text:style-name="T5">(</text:span><text:span text:style-name="T10">'okosi'</text:span><text:span text:style-name="T3">,</text:span><text:span text:style-name="T10">'tanaka_tarou'</text:span><text:span text:style-name="T3">,</text:span><text:span text:style-name="T10">'</text:span><text:span text:style-name="T11">田中 太郎</text:span><text:span text:style-name="T10">'</text:span><text:span text:style-name="T5">)</text:span><text:span text:style-name="T3">,</text:span></text:p>
      <text:p text:style-name="P2"><text:span text:style-name="T1"><text:s text:c="7"/></text:span><text:span text:style-name="T5">(</text:span><text:span text:style-name="T10">'okosi'</text:span><text:span text:style-name="T3">,</text:span><text:span text:style-name="T10">'tanaka_jirou'</text:span><text:span text:style-name="T3">,</text:span><text:span text:style-name="T10">'</text:span><text:span text:style-name="T11">田中 二郎</text:span><text:span text:style-name="T10">'</text:span><text:span text:style-name="T5">)</text:span><text:span text:style-name="T3">,</text:span></text:p>
      <text:p text:style-name="P2"><text:span text:style-name="T1"><text:s text:c="7"/></text:span><text:span text:style-name="T5">(</text:span><text:span text:style-name="T10">'okosi'</text:span><text:span text:style-name="T3">,</text:span><text:span text:style-name="T10">'tanaka_saburou'</text:span><text:span text:style-name="T3">,</text:span><text:span text:style-name="T10">'</text:span><text:span text:style-name="T11">田中 三郎</text:span><text:span text:style-name="T10">'</text:span><text:span text:style-name="T5">)</text:span><text:span text:style-name="T3">,</text:span></text:p>
      <text:p text:style-name="P2"><text:span text:style-name="T1"><text:s text:c="7"/></text:span><text:span text:style-name="T5">(</text:span><text:span text:style-name="T10">'kawabe'</text:span><text:span text:style-name="T3">,</text:span><text:span text:style-name="T10">'satou hazime'</text:span><text:span text:style-name="T3">,</text:span><text:span text:style-name="T10">'</text:span><text:span text:style-name="T11">佐藤 一</text:span><text:span text:style-name="T10">'</text:span><text:span text:style-name="T5">)</text:span><text:span text:style-name="T3">,</text:span></text:p>
      <text:p text:style-name="P2"><text:span text:style-name="T1"><text:s text:c="7"/></text:span><text:span text:style-name="T5">(</text:span><text:span text:style-name="T10">'kawabe'</text:span><text:span text:style-name="T3">,</text:span><text:span text:style-name="T10">'satou minoru'</text:span><text:span text:style-name="T3">,</text:span><text:span text:style-name="T10">'</text:span><text:span text:style-name="T11">佐藤 稔</text:span><text:span text:style-name="T10">'</text:span><text:span text:style-name="T5">)</text:span><text:span text:style-name="T3">,</text:span></text:p>
      <text:p text:style-name="P2"><text:span text:style-name="T1"><text:s text:c="7"/></text:span><text:span text:style-name="T5">(</text:span><text:span text:style-name="T10">'komatsugawa'</text:span><text:span text:style-name="T3">,</text:span><text:span text:style-name="T10">'kudou yasuaki'</text:span><text:span text:style-name="T3">,</text:span><text:span text:style-name="T10">'</text:span><text:span text:style-name="T11">工藤 泰明</text:span><text:span text:style-name="T10">'</text:span><text:span text:style-name="T5">)</text:span><text:span text:style-name="T3">,</text:span></text:p>
      <text:p text:style-name="P2"><text:span text:style-name="T1"><text:s text:c="7"/></text:span><text:span text:style-name="T5">(</text:span><text:span text:style-name="T10">'komatsugawa'</text:span><text:span text:style-name="T3">,</text:span><text:span text:style-name="T10">'matuda kouki'</text:span><text:span text:style-name="T3">,</text:span><text:span text:style-name="T10">'</text:span><text:span text:style-name="T11">松田 恒輝</text:span><text:span text:style-name="T10">'</text:span><text:span text:style-name="T5">)</text:span><text:span text:style-name="T3">,</text:span></text:p>
      <text:p text:style-name="P2"><text:span text:style-name="T1"><text:s text:c="7"/></text:span><text:span text:style-name="T5">(</text:span><text:span text:style-name="T10">'karthaus'</text:span><text:span text:style-name="T3">,</text:span><text:span text:style-name="T10">'andou yasusi'</text:span><text:span text:style-name="T3">,</text:span><text:span text:style-name="T10">'</text:span><text:span text:style-name="T11">安藤 靖</text:span><text:span text:style-name="T10">'</text:span><text:span text:style-name="T5">)</text:span><text:span text:style-name="T3">,</text:span></text:p>
      <text:p text:style-name="P2"><text:span text:style-name="T1"><text:s text:c="7"/></text:span><text:span text:style-name="T5">(</text:span><text:span text:style-name="T10">'karthaus'</text:span><text:span text:style-name="T3">,</text:span><text:span text:style-name="T10">'andou ryoutu'</text:span><text:span text:style-name="T3">,</text:span><text:span text:style-name="T10">'</text:span><text:span text:style-name="T11">安藤 両津</text:span><text:span text:style-name="T10">'</text:span><text:span text:style-name="T5">)</text:span><text:span text:style-name="T3">,</text:span></text:p>
      <text:p text:style-name="P2"><text:span text:style-name="T1"><text:s text:c="7"/></text:span><text:span text:style-name="T5">(</text:span><text:span text:style-name="T10">'n-oda'</text:span><text:span text:style-name="T3">,</text:span><text:span text:style-name="T10">'nakazima taku'</text:span><text:span text:style-name="T3">,</text:span><text:span text:style-name="T10">'</text:span><text:span text:style-name="T11">中島 卓</text:span><text:span text:style-name="T10">'</text:span><text:span text:style-name="T5">)</text:span><text:span text:style-name="T3">,</text:span></text:p>
      <text:p text:style-name="P2"><text:span text:style-name="T1"><text:s text:c="7"/></text:span><text:span text:style-name="T5">(</text:span><text:span text:style-name="T10">'n-oda'</text:span><text:span text:style-name="T3">,</text:span><text:span text:style-name="T10">'nakazima sigeru'</text:span><text:span text:style-name="T3">,</text:span><text:span text:style-name="T10">'</text:span><text:span text:style-name="T11">中島 茂</text:span><text:span text:style-name="T10">'</text:span><text:span text:style-name="T5">)</text:span><text:span text:style-name="T3">;</text:span></text:p>
      <text:p text:style-name="P3"><text:span text:style-name="T2">CREATE TABLE </text:span>authen(</text:p>
      <text:p text:style-name="P2"><text:s text:c="21"/><text:span text:style-name="T6">user_id </text:span><text:span text:style-name="T4">varchar</text:span><text:span text:style-name="T5">(</text:span><text:span text:style-name="T8">32</text:span><text:span text:style-name="T5">) </text:span><text:span text:style-name="T4">primary key </text:span><text:span text:style-name="T3">,</text:span></text:p>
      <text:p text:style-name="P2"><text:span text:style-name="T1"><text:s text:c="21"/></text:span><text:span text:style-name="T6">passphrase </text:span><text:span text:style-name="T4">varchar</text:span><text:span text:style-name="T5">(</text:span><text:span text:style-name="T8">32</text:span><text:span text:style-name="T5">) </text:span><text:span text:style-name="T4">not null</text:span><text:span text:style-name="T3">,</text:span></text:p>
      <text:p text:style-name="P2"><text:span text:style-name="T1"><text:s text:c="21"/></text:span><text:span text:style-name="T6">user_name </text:span><text:span text:style-name="T4">varchar</text:span><text:span text:style-name="T5">(</text:span><text:span text:style-name="T8">32</text:span><text:span text:style-name="T5">) </text:span><text:span text:style-name="T4">not null</text:span><text:span text:style-name="T3">,</text:span></text:p>
      <text:p text:style-name="P2"><text:span text:style-name="T1"><text:s text:c="21"/></text:span><text:span text:style-name="T6">user_role </text:span><text:span text:style-name="T4">varchar</text:span><text:span text:style-name="T5">(</text:span><text:span text:style-name="T8">32</text:span><text:span text:style-name="T5">) </text:span><text:span text:style-name="T4">not null</text:span></text:p>
      <text:p text:style-name="P3">)<text:span text:style-name="T1">;</text:span></text:p>
      <text:p text:style-name="P3"><text:span text:style-name="T2">INSERT INTO </text:span>authen</text:p>
      <text:p text:style-name="P3"><text:span text:style-name="T2">values </text:span>( <text:span text:style-name="T9">'t001'</text:span><text:span text:style-name="T1">,</text:span><text:span text:style-name="T9">'qwert'</text:span><text:span text:style-name="T1">,</text:span><text:span text:style-name="T9">'Hikari Chitose'</text:span><text:span text:style-name="T1">,</text:span><text:span text:style-name="T9">'teacher' </text:span>)<text:span text:style-name="T1">,</text:span></text:p>
      <text:p text:style-name="P2"><text:span text:style-name="T1"><text:s text:c="7"/></text:span><text:span text:style-name="T5">( </text:span><text:span text:style-name="T10">'s001'</text:span><text:span text:style-name="T3">,</text:span><text:span text:style-name="T10">'asdfg'</text:span><text:span text:style-name="T3">,</text:span><text:span text:style-name="T10">'Taro Naganuma'</text:span><text:span text:style-name="T3">,</text:span><text:span text:style-name="T10">'student'</text:span><text:span text:style-name="T5">)</text:span><text:span text:style-name="T3">;</text:span></text:p>
      <text:p text:style-name="P3"><text:span text:style-name="T2">INSERT INTO </text:span>authen</text:p>
      <text:p text:style-name="P3"><text:span text:style-name="T2">values </text:span>(<text:span text:style-name="T9">'matuda kouki'</text:span><text:span text:style-name="T1">,</text:span><text:span text:style-name="T9">'zxcvb'</text:span><text:span text:style-name="T1">,</text:span><text:span text:style-name="T9">'Matuda Kouki'</text:span><text:span text:style-name="T1">,</text:span><text:span text:style-name="T9">'student'</text:span>)<text:span text:style-name="T1">;</text:span></text:p>
      <text:p text:style-name="P3"><text:span text:style-name="T2">INSERT INTO </text:span>authen</text:p>
      <text:p text:style-name="P3"><text:span text:style-name="T2">values </text:span>(<text:span text:style-name="T9">'tanaka_tarou'</text:span><text:span text:style-name="T1">,</text:span><text:span text:style-name="T9">'01234'</text:span><text:span text:style-name="T1">,</text:span><text:span text:style-name="T9">'Tanaka Tarou'</text:span><text:span text:style-name="T1">,</text:span><text:span text:style-name="T9">'student'</text:span>)<text:span text:style-name="T1">;</text:span></text:p>
      <text:p text:style-name="P3"><text:span text:style-name="T2">CREATE TABLE </text:span>post(</text:p>
      <text:p text:style-name="P2"><text:soft-page-break/><text:s text:c="19"/><text:span text:style-name="T6">user_id </text:span><text:span text:style-name="T4">varchar</text:span><text:span text:style-name="T5">(</text:span><text:span text:style-name="T8">32</text:span><text:span text:style-name="T5">) </text:span><text:span text:style-name="T4">primary key </text:span><text:span text:style-name="T3">,</text:span></text:p>
      <text:p text:style-name="P2"><text:span text:style-name="T1"><text:s text:c="19"/></text:span><text:span text:style-name="T6">post </text:span><text:span text:style-name="T4">varchar</text:span><text:span text:style-name="T5">(</text:span><text:span text:style-name="T8">1000</text:span><text:span text:style-name="T5">) </text:span><text:span text:style-name="T4">not null </text:span><text:span text:style-name="T3">,</text:span></text:p>
      <text:p text:style-name="P2"><text:span text:style-name="T1"><text:s text:c="19"/></text:span><text:span text:style-name="T6">posted_at </text:span><text:span text:style-name="T4">timestamp not null</text:span></text:p>
      <text:p text:style-name="P3">)<text:span text:style-name="T1">;</text:span></text:p>
      <text:p text:style-name="P3"><text:span text:style-name="T2">create table </text:span>setumei (</text:p>
      <text:p text:style-name="P2"><text:s text:c="23"/><text:span text:style-name="T7">user </text:span><text:span text:style-name="T4">varchar</text:span><text:span text:style-name="T5">(</text:span><text:span text:style-name="T8">32</text:span><text:span text:style-name="T5">)</text:span><text:span text:style-name="T3">,</text:span></text:p>
      <text:p text:style-name="P2"><text:span text:style-name="T1"><text:s text:c="23"/></text:span><text:span text:style-name="T6">syousai </text:span><text:span text:style-name="T4">varchar</text:span><text:span text:style-name="T5">(</text:span><text:span text:style-name="T8">256</text:span><text:span text:style-name="T5">)</text:span><text:span text:style-name="T3">,</text:span></text:p>
      <text:p text:style-name="P2"><text:span text:style-name="T1"><text:s text:c="23"/></text:span><text:span text:style-name="T6">koe </text:span><text:span text:style-name="T4">varchar</text:span><text:span text:style-name="T5">(</text:span><text:span text:style-name="T8">2056</text:span><text:span text:style-name="T5">)</text:span></text:p>
      <text:p text:style-name="P3">)<text:span text:style-name="T1">;</text:span></text:p>
      <text:p text:style-name="P3"><text:span text:style-name="T2">INSERT into </text:span>setumei</text:p>
      <text:p text:style-name="P2"><text:span text:style-name="T4">values </text:span><text:span text:style-name="T5">(</text:span><text:span text:style-name="T10">'tanaka_tarou'</text:span><text:span text:style-name="T3">,</text:span><text:span text:style-name="T10">'</text:span><text:span text:style-name="T11">サンプル</text:span><text:span text:style-name="T10">'</text:span><text:span text:style-name="T3">,</text:span><text:span text:style-name="T10">'</text:span><text:span text:style-name="T11">サンプル</text:span><text:span text:style-name="T10">'</text:span><text:span text:style-name="T5">)</text:span><text:span text:style-name="T3">,</text:span></text:p>
      <text:p text:style-name="P2"><text:span text:style-name="T1"><text:s text:c="7"/></text:span><text:span text:style-name="T5">(</text:span><text:span text:style-name="T10">'tanaka_jirou'</text:span><text:span text:style-name="T3">,</text:span><text:span text:style-name="T10">'</text:span><text:span text:style-name="T11">サンプル</text:span><text:span text:style-name="T10">'</text:span><text:span text:style-name="T3">,</text:span><text:span text:style-name="T10">'</text:span><text:span text:style-name="T11">サンプル</text:span><text:span text:style-name="T10">'</text:span><text:span text:style-name="T5">)</text:span><text:span text:style-name="T3">,</text:span></text:p>
      <text:p text:style-name="P2"><text:span text:style-name="T1"><text:s text:c="7"/></text:span><text:span text:style-name="T5">(</text:span><text:span text:style-name="T10">'tanaka_saburou'</text:span><text:span text:style-name="T3">,</text:span><text:span text:style-name="T10">'</text:span><text:span text:style-name="T11">サンプル</text:span><text:span text:style-name="T10">'</text:span><text:span text:style-name="T3">,</text:span><text:span text:style-name="T10">'</text:span><text:span text:style-name="T11">サンプル</text:span><text:span text:style-name="T10">'</text:span><text:span text:style-name="T5">)</text:span><text:span text:style-name="T3">,</text:span></text:p>
      <text:p text:style-name="P2"><text:span text:style-name="T1"><text:s text:c="7"/></text:span><text:span text:style-name="T5">(</text:span><text:span text:style-name="T10">'satou hazime'</text:span><text:span text:style-name="T3">,</text:span><text:span text:style-name="T10">'</text:span><text:span text:style-name="T11">サンプル</text:span><text:span text:style-name="T10">'</text:span><text:span text:style-name="T3">,</text:span><text:span text:style-name="T10">'</text:span><text:span text:style-name="T11">サンプル</text:span><text:span text:style-name="T10">'</text:span><text:span text:style-name="T5">)</text:span><text:span text:style-name="T3">,</text:span></text:p>
      <text:p text:style-name="P2"><text:span text:style-name="T1"><text:s text:c="7"/></text:span><text:span text:style-name="T5">(</text:span><text:span text:style-name="T10">'satou minoru'</text:span><text:span text:style-name="T3">,</text:span><text:span text:style-name="T10">'</text:span><text:span text:style-name="T11">サンプル</text:span><text:span text:style-name="T10">'</text:span><text:span text:style-name="T3">,</text:span><text:span text:style-name="T10">'</text:span><text:span text:style-name="T11">サンプル</text:span><text:span text:style-name="T10">'</text:span><text:span text:style-name="T5">)</text:span><text:span text:style-name="T3">,</text:span></text:p>
      <text:p text:style-name="P2"><text:span text:style-name="T1"><text:s text:c="7"/></text:span><text:span text:style-name="T5">(</text:span><text:span text:style-name="T10">'kudou yasuaki'</text:span><text:span text:style-name="T3">,</text:span><text:span text:style-name="T10">'</text:span><text:span text:style-name="T11">サンプル</text:span><text:span text:style-name="T10">'</text:span><text:span text:style-name="T3">,</text:span><text:span text:style-name="T10">'</text:span><text:span text:style-name="T11">サンプル</text:span><text:span text:style-name="T10">'</text:span><text:span text:style-name="T5">)</text:span><text:span text:style-name="T3">,</text:span></text:p>
      <text:p text:style-name="P2"><text:span text:style-name="T1"><text:s text:c="7"/></text:span><text:span text:style-name="T5">(</text:span><text:span text:style-name="T10">'matuda kouki'</text:span><text:span text:style-name="T3">,</text:span><text:span text:style-name="T10">'</text:span><text:span text:style-name="T11">サンプル</text:span><text:span text:style-name="T10">'</text:span><text:span text:style-name="T3">,</text:span><text:span text:style-name="T10">'</text:span><text:span text:style-name="T11">サンプル</text:span><text:span text:style-name="T10">'</text:span><text:span text:style-name="T5">)</text:span><text:span text:style-name="T3">,</text:span></text:p>
      <text:p text:style-name="P2"><text:span text:style-name="T1"><text:s text:c="7"/></text:span><text:span text:style-name="T5">(</text:span><text:span text:style-name="T10">'andou yasusi'</text:span><text:span text:style-name="T3">,</text:span><text:span text:style-name="T10">'</text:span><text:span text:style-name="T11">サンプル</text:span><text:span text:style-name="T10">'</text:span><text:span text:style-name="T3">,</text:span><text:span text:style-name="T10">'</text:span><text:span text:style-name="T11">サンプル</text:span><text:span text:style-name="T10">'</text:span><text:span text:style-name="T5">)</text:span><text:span text:style-name="T3">,</text:span></text:p>
      <text:p text:style-name="P2"><text:span text:style-name="T1"><text:s text:c="7"/></text:span><text:span text:style-name="T5">(</text:span><text:span text:style-name="T10">'andou ryoutu'</text:span><text:span text:style-name="T3">,</text:span><text:span text:style-name="T10">'</text:span><text:span text:style-name="T11">サンプル</text:span><text:span text:style-name="T10">'</text:span><text:span text:style-name="T3">,</text:span><text:span text:style-name="T10">'</text:span><text:span text:style-name="T11">サンプル</text:span><text:span text:style-name="T10">'</text:span><text:span text:style-name="T5">)</text:span><text:span text:style-name="T3">,</text:span></text:p>
      <text:p text:style-name="P2"><text:span text:style-name="T1"><text:s text:c="7"/></text:span><text:span text:style-name="T5">(</text:span><text:span text:style-name="T10">'nakazima taku'</text:span><text:span text:style-name="T3">,</text:span><text:span text:style-name="T10">'</text:span><text:span text:style-name="T11">サンプル</text:span><text:span text:style-name="T10">'</text:span><text:span text:style-name="T3">,</text:span><text:span text:style-name="T10">'</text:span><text:span text:style-name="T11">サンプル</text:span><text:span text:style-name="T10">'</text:span><text:span text:style-name="T5">)</text:span><text:span text:style-name="T3">,</text:span></text:p>
      <text:p text:style-name="P1"><text:span text:style-name="T1"><text:s text:c="7"/></text:span><text:span text:style-name="T5">(</text:span><text:span text:style-name="T10">'nakazima sigeru'</text:span><text:span text:style-name="T3">,</text:span><text:span text:style-name="T10">'</text:span><text:span text:style-name="T11">サンプル</text:span><text:span text:style-name="T10">'</text:span><text:span text:style-name="T3">,</text:span><text:span text:style-name="T10">'</text:span><text:span text:style-name="T11">サンプル</text:span><text:span text:style-name="T10">'</text:span><text:span text:style-name="T5">)</text:span><text:span text:style-name="T3">;</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Ming CN" svg:font-family="'AR PL UMing CN'"/>
    <style:font-face style:name="DejaVu Sans Mono" svg:font-family="'DejaVu Sans Mono'"/>
    <style:font-face style:name="Lohit Devanagari1" svg:font-family="'Lohit Devanagari'"/>
    <style:font-face style:name="VL Pゴシック1" svg:font-family="'VL Pゴシック'"/>
    <style:font-face style:name="Liberation Mono" svg:font-family="'Liberation Mono'" style:font-family-generic="modern" style:font-pitch="fixed"/>
    <style:font-face style:name="VL ゴシック" svg:font-family="'VL ゴシック'"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VL Pゴシック"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VL Pゴシック"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VL Pゴシック" style:font-family-asian="'VL Pゴシック'"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VL ゴシック" style:font-family-asian="'VL ゴシック'"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2171770　b2171770</meta:initial-creator>
    <meta:creation-date>2020-01-15T09:59:33.897541637</meta:creation-date>
    <dc:date>2020-01-15T09:59:56.054873122</dc:date>
    <dc:creator>b2171770　b2171770</dc:creator>
    <meta:editing-duration>PT23S</meta:editing-duration>
    <meta:editing-cycles>1</meta:editing-cycles>
    <meta:document-statistic meta:table-count="0" meta:image-count="0" meta:object-count="0" meta:page-count="2" meta:paragraph-count="72" meta:word-count="767" meta:character-count="3240" meta:non-whitespace-character-count="2475"/>
    <meta:generator>LibreOffice/5.0.6.2$Linux_X86_64 LibreOffice_project/00$Build-2</meta:generator>
  </office:meta>
</office:document-meta>
</file>